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eeeeee" draw:shadow="hidden"/>
    </style:style>
    <style:style style:name="gr2" style:family="graphic" style:parent-style-name="standard">
      <style:graphic-properties draw:stroke="none" draw:fill="none" draw:textarea-vertical-align="middle" fo:min-height="1.191cm" fo:min-width="2.54cm" fo:padding-top="0.564cm" fo:padding-bottom="0.071cm" fo:padding-left="0.071cm" fo:padding-right="0.071cm"/>
    </style:style>
    <style:style style:name="gr3" style:family="graphic" style:parent-style-name="standard">
      <style:graphic-properties draw:stroke="dash" draw:stroke-dash="Fine_20_Dashed" svg:stroke-width="0.018cm" svg:stroke-color="#000000" draw:marker-start-width="0.227cm" draw:marker-end-width="0.227cm" draw:fill="solid" draw:fill-color="#eeeeee" fo:padding-top="0.134cm" fo:padding-bottom="0.134cm" fo:padding-left="0.259cm" fo:padding-right="0.259cm" draw:shadow="hidden"/>
    </style:style>
    <style:style style:name="gr4" style:family="graphic" style:parent-style-name="standard">
      <style:graphic-properties draw:stroke="none" draw:fill="none" draw:textarea-vertical-align="middle" fo:min-height="1.14cm" fo:min-width="2.54cm" fo:padding-top="0.564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1.115cm" fo:min-width="2.54cm" fo:padding-top="0.564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2.028cm" fo:min-width="2.54cm" fo:padding-top="0.564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4.079cm" fo:min-width="2.54cm" fo:padding-top="0.564cm" fo:padding-bottom="0.071cm" fo:padding-left="0.071cm" fo:padding-right="0.071cm"/>
    </style:style>
    <style:style style:name="gr8" style:family="graphic" style:parent-style-name="standard">
      <style:graphic-properties draw:stroke="none" draw:fill="solid" draw:fill-color="#cccccc" draw:shadow="hidden"/>
    </style:style>
    <style:style style:name="gr9" style:family="graphic" style:parent-style-name="standard">
      <style:graphic-properties draw:stroke="solid" svg:stroke-width="0.025cm" svg:stroke-color="#000000" svg:stroke-opacity="100%" draw:stroke-linejoin="round" svg:stroke-linecap="round" draw:fill="solid" draw:fill-color="#cccccc" fo:padding-top="0.137cm" fo:padding-bottom="0.137cm" fo:padding-left="0.262cm" fo:padding-right="0.262cm" draw:shadow="hidden"/>
    </style:style>
    <style:style style:name="gr10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solid" draw:fill-color="#bfbfbf" draw:shadow="hidden"/>
    </style:style>
    <style:style style:name="gr1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3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solid" svg:stroke-width="0.144cm" svg:stroke-color="#000000" draw:marker-end="Marker_5f_0" draw:marker-end-width="0.619cm" svg:stroke-opacity="100%" draw:stroke-linejoin="round" svg:stroke-linecap="round" draw:fill="none" fo:padding-top="0.197cm" fo:padding-bottom="0.197cm" fo:padding-left="0.322cm" fo:padding-right="0.322cm" draw:shadow="hidden"/>
    </style:style>
    <style:style style:name="P1" style:family="paragraph">
      <loext:graphic-properties draw:fill="solid" draw:fill-color="#eeeeee"/>
      <style:text-properties style:font-name="Arial" fo:font-size="9pt"/>
    </style:style>
    <style:style style:name="P2" style:family="paragraph">
      <style:paragraph-properties fo:margin-left="0cm" fo:margin-right="0cm" fo:margin-top="0cm" fo:margin-bottom="0.212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.212cm" fo:line-height="120%" fo:text-align="center" fo:text-indent="0cm"/>
      <style:text-properties style:font-name="Arial" fo:font-size="9pt"/>
    </style:style>
    <style:style style:name="P4" style:family="paragraph">
      <loext:graphic-properties draw:fill="solid" draw:fill-color="#cccccc"/>
      <style:text-properties style:font-name="Arial" fo:font-size="10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10pt"/>
    </style:style>
    <style:style style:name="P7" style:family="paragraph">
      <loext:graphic-properties draw:fill="solid" draw:fill-color="#bfbfbf"/>
      <style:text-properties style:font-name="Arial" fo:font-size="10pt"/>
    </style:style>
    <style:style style:name="P8" style:family="paragraph">
      <loext:graphic-properties draw:fill="none"/>
      <style:text-properties style:font-name="Arial" fo:font-size="10pt"/>
    </style:style>
    <style:style style:name="T1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2" style:family="text"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polygon draw:style-name="gr1" draw:text-style-name="P1" draw:layer="layout" svg:width="4.75cm" svg:height="1.774cm" svg:x="24cm" svg:y="3cm" svg:viewBox="0 0 4751 1775" draw:points="0,1775 4751,1775 4751,0 0,0">
          <text:p/>
        </draw:polygon>
        <draw:frame draw:style-name="gr2" draw:text-style-name="P3" draw:layer="layout" svg:width="4.75cm" svg:height="1.826cm" svg:x="24cm" svg:y="3cm">
          <draw:text-box>
            <text:p text:style-name="P2"><text:span text:style-name="T1">Journals and conferences</text:span></text:p>
            <text:p text:style-name="P2"><text:span text:style-name="T1">Thesis document</text:span></text:p>
          </draw:text-box>
        </draw:frame>
        <draw:polygon draw:style-name="gr3" draw:text-style-name="P1" draw:layer="layout" svg:width="4.75cm" svg:height="1.775cm" svg:x="18.5cm" svg:y="2.975cm" svg:viewBox="0 0 4751 1776" draw:points="0,1776 4751,1776 4751,0 0,0">
          <text:p/>
        </draw:polygon>
        <draw:frame draw:style-name="gr4" draw:text-style-name="P3" draw:layer="layout" svg:width="4.75cm" svg:height="1.775cm" svg:x="18.5cm" svg:y="2.975cm">
          <draw:text-box>
            <text:p text:style-name="P2"><text:span text:style-name="T1">Major contributions</text:span></text:p>
            <text:p text:style-name="P2"><text:span text:style-name="T1">Future works</text:span></text:p>
          </draw:text-box>
        </draw:frame>
        <draw:polygon draw:style-name="gr3" draw:text-style-name="P1" draw:layer="layout" svg:width="4.75cm" svg:height="1.75cm" svg:x="13cm" svg:y="3cm" svg:viewBox="0 0 4751 1751" draw:points="0,1751 4751,1751 4751,0 0,0">
          <text:p/>
        </draw:polygon>
        <draw:frame draw:style-name="gr5" draw:text-style-name="P3" draw:layer="layout" svg:width="4.75cm" svg:height="1.75cm" svg:x="13cm" svg:y="3cm">
          <draw:text-box>
            <text:p text:style-name="P2"><text:span text:style-name="T1">Test of the hypothesis</text:span></text:p>
            <text:p text:style-name="P2"><text:span text:style-name="T1">Analysis of the evaluation results</text:span></text:p>
          </draw:text-box>
        </draw:frame>
        <draw:polygon draw:style-name="gr3" draw:text-style-name="P1" draw:layer="layout" svg:width="4.75cm" svg:height="2.637cm" svg:x="2cm" svg:y="2.975cm" svg:viewBox="0 0 4751 2638" draw:points="0,2638 4751,2638 4751,0 0,0">
          <text:p/>
        </draw:polygon>
        <draw:frame draw:style-name="gr6" draw:text-style-name="P3" draw:layer="layout" svg:width="4.75cm" svg:height="2.663cm" svg:x="2cm" svg:y="2.975cm">
          <draw:text-box>
            <text:p text:style-name="P2"><text:span text:style-name="T1">How to minimize the </text:span><text:span text:style-name="T1">maximum traffic load </text:span><text:span text:style-name="T1">of links in DCNs for </text:span><text:span text:style-name="T1">enabling high </text:span><text:span text:style-name="T1">throughput and low </text:span><text:span text:style-name="T1">delay while </text:span><text:span text:style-name="T1">maintaining efficient </text:span><text:span text:style-name="T1">use of resources?</text:span></text:p>
          </draw:text-box>
        </draw:frame>
        <draw:polygon draw:style-name="gr3" draw:text-style-name="P1" draw:layer="layout" svg:width="4.75cm" svg:height="4.568cm" svg:x="7.5cm" svg:y="3cm" svg:viewBox="0 0 4751 4569" draw:points="0,4569 4751,4569 4751,0 0,0">
          <text:p/>
        </draw:polygon>
        <draw:frame draw:style-name="gr7" draw:text-style-name="P3" draw:layer="layout" svg:width="4.75cm" svg:height="4.714cm" svg:x="7.5cm" svg:y="2.906cm">
          <draw:text-box>
            <text:p text:style-name="P2"><text:span text:style-name="T1">Using ML algorithms for finer- granularity prediction of flow characteristics and SDN for dynamic control of traffic routing would allow to build an effective load balancing solution for DCNs</text:span></text:p>
            <text:p text:style-name="P2"><text:span text:style-name="T1">Fundamental questions</text:span></text:p>
            <text:p text:style-name="P2"><text:span text:style-name="T1">Conceptual and technological approaches</text:span></text:p>
          </draw:text-box>
        </draw:frame>
        <draw:g>
          <draw:polygon draw:style-name="gr8" draw:text-style-name="P4" draw:layer="layout" svg:width="3.22cm" svg:height="1.5cm" svg:x="2.78cm" svg:y="2cm" svg:viewBox="0 0 3221 1501" draw:points="0,1501 3221,1501 3221,0 0,0">
            <text:p/>
          </draw:polygon>
          <draw:polygon draw:style-name="gr9" draw:text-style-name="P4" draw:layer="layout" svg:width="3.22cm" svg:height="1.5cm" svg:x="2.78cm" svg:y="2cm" svg:viewBox="0 0 3221 1501" draw:points="0,1501 3221,1501 3221,0 0,0">
            <text:p/>
          </draw:polygon>
        </draw:g>
        <draw:frame draw:style-name="gr10" draw:text-style-name="P6" draw:layer="layout" svg:width="3.22cm" svg:height="1.5cm" svg:x="2.78cm" svg:y="2cm">
          <draw:text-box>
            <text:p text:style-name="P5"><text:span text:style-name="T2">Problem Statement</text:span></text:p>
          </draw:text-box>
        </draw:frame>
        <draw:g>
          <draw:polygon draw:style-name="gr8" draw:text-style-name="P4" draw:layer="layout" svg:width="3.22cm" svg:height="1.5cm" svg:x="8.285cm" svg:y="2cm" svg:viewBox="0 0 3221 1501" draw:points="0,1501 3221,1501 3221,0 0,0">
            <text:p/>
          </draw:polygon>
          <draw:polygon draw:style-name="gr9" draw:text-style-name="P4" draw:layer="layout" svg:width="3.22cm" svg:height="1.5cm" svg:x="8.285cm" svg:y="2cm" svg:viewBox="0 0 3221 1501" draw:points="0,1501 3221,1501 3221,0 0,0">
            <text:p/>
          </draw:polygon>
        </draw:g>
        <draw:frame draw:style-name="gr10" draw:text-style-name="P6" draw:layer="layout" svg:width="3.22cm" svg:height="1.5cm" svg:x="8.285cm" svg:y="2cm">
          <draw:text-box>
            <text:p text:style-name="P5"><text:span text:style-name="T2">Hypothesis Construction</text:span></text:p>
          </draw:text-box>
        </draw:frame>
        <draw:g>
          <draw:polygon draw:style-name="gr8" draw:text-style-name="P4" draw:layer="layout" svg:width="3.22cm" svg:height="1.5cm" svg:x="13.765cm" svg:y="2cm" svg:viewBox="0 0 3221 1501" draw:points="0,1501 3221,1501 3221,0 0,0">
            <text:p/>
          </draw:polygon>
          <draw:polygon draw:style-name="gr9" draw:text-style-name="P4" draw:layer="layout" svg:width="3.22cm" svg:height="1.5cm" svg:x="13.765cm" svg:y="2cm" svg:viewBox="0 0 3221 1501" draw:points="0,1501 3221,1501 3221,0 0,0">
            <text:p/>
          </draw:polygon>
        </draw:g>
        <draw:frame draw:style-name="gr10" draw:text-style-name="P6" draw:layer="layout" svg:width="3.22cm" svg:height="1.5cm" svg:x="13.765cm" svg:y="2cm">
          <draw:text-box>
            <text:p text:style-name="P5"><text:span text:style-name="T2">Experimentation</text:span></text:p>
          </draw:text-box>
        </draw:frame>
        <draw:g>
          <draw:polygon draw:style-name="gr8" draw:text-style-name="P4" draw:layer="layout" svg:width="3.22cm" svg:height="1.5cm" svg:x="19.27cm" svg:y="2cm" svg:viewBox="0 0 3221 1501" draw:points="0,1501 3221,1501 3221,0 0,0">
            <text:p/>
          </draw:polygon>
          <draw:polygon draw:style-name="gr9" draw:text-style-name="P4" draw:layer="layout" svg:width="3.22cm" svg:height="1.5cm" svg:x="19.27cm" svg:y="2cm" svg:viewBox="0 0 3221 1501" draw:points="0,1501 3221,1501 3221,0 0,0">
            <text:p/>
          </draw:polygon>
        </draw:g>
        <draw:frame draw:style-name="gr10" draw:text-style-name="P6" draw:layer="layout" svg:width="3.22cm" svg:height="1.5cm" svg:x="19.27cm" svg:y="2cm">
          <draw:text-box>
            <text:p text:style-name="P5"><text:span text:style-name="T2">Conclusion</text:span></text:p>
          </draw:text-box>
        </draw:frame>
        <draw:g>
          <draw:polygon draw:style-name="gr11" draw:text-style-name="P7" draw:layer="layout" svg:width="3.22cm" svg:height="1.5cm" svg:x="24.765cm" svg:y="2cm" svg:viewBox="0 0 3221 1501" draw:points="0,1501 3221,1501 3221,0 0,0">
            <text:p/>
          </draw:polygon>
          <draw:polygon draw:style-name="gr12" draw:text-style-name="P8" draw:layer="layout" svg:width="3.22cm" svg:height="1.5cm" svg:x="24.765cm" svg:y="2cm" svg:viewBox="0 0 3221 1501" draw:points="0,1501 3221,1501 3221,0 0,0">
            <text:p/>
          </draw:polygon>
        </draw:g>
        <draw:frame draw:style-name="gr10" draw:text-style-name="P6" draw:layer="layout" svg:width="3.22cm" svg:height="1.5cm" svg:x="24.765cm" svg:y="2cm">
          <draw:text-box>
            <text:p text:style-name="P5"><text:span text:style-name="T2">Publication</text:span></text:p>
          </draw:text-box>
        </draw:frame>
        <draw:line draw:style-name="gr13" draw:text-style-name="P8" draw:layer="layout" svg:x1="6cm" svg:y1="2.75cm" svg:x2="8.285cm" svg:y2="2.75cm">
          <text:p/>
        </draw:line>
        <draw:line draw:style-name="gr13" draw:text-style-name="P8" draw:layer="layout" svg:x1="11.505cm" svg:y1="2.75cm" svg:x2="13.764cm" svg:y2="2.75cm">
          <text:p/>
        </draw:line>
        <draw:line draw:style-name="gr13" draw:text-style-name="P8" draw:layer="layout" svg:x1="16.985cm" svg:y1="2.75cm" svg:x2="19.269cm" svg:y2="2.75cm">
          <text:p/>
        </draw:line>
        <draw:line draw:style-name="gr13" draw:text-style-name="P8" draw:layer="layout" svg:x1="22.49cm" svg:y1="2.75cm" svg:x2="24.764cm" svg:y2="2.75cm">
          <text:p/>
        </draw:line>
        <draw:polyline draw:style-name="gr14" draw:text-style-name="P8" draw:layer="layout" svg:width="10.985cm" svg:height="1.15cm" svg:x="9.895cm" svg:y="0.85cm" svg:viewBox="0 0 10986 1151" draw:points="10986,1151 10986,0 0,0 0,115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0T12:50:47.599640569</dc:date>
    <meta:creation-date>2015-10-30T21:24:38Z</meta:creation-date>
    <meta:initial-creator>festradasolano</meta:initial-creator>
    <meta:generator>LibreOffice/5.1.6.2$Linux_X86_64 LibreOffice_project/10m0$Build-2</meta:generator>
    <meta:editing-duration>PT22M36S</meta:editing-duration>
    <meta:editing-cycles>8</meta:editing-cycles>
    <meta:document-statistic meta:object-count="35"/>
    <meta:template xlink:type="simple" xlink:actuate="onRequest" xlink:title="BASFLO_M.VST" xlink:href=""/>
  </office:meta>
</office:document-meta>
</file>